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8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3.854cm"/>
    </style:style>
    <style:style style:name="co4" style:family="table-column">
      <style:table-column-properties fo:break-before="auto" style:column-width="4.20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BehaviorSpace results (NetLogo 5.0.2)</text:p>
          </table:table-cell>
          <table:table-cell table:number-columns-repeated="6"/>
        </table:table-row>
        <table:table-row table:style-name="ro1">
          <table:table-cell office:value-type="string">
            <text:p>BusinessInvestorWithAdaptiveBehavior.nlogo</text:p>
          </table:table-cell>
          <table:table-cell table:number-columns-repeated="6"/>
        </table:table-row>
        <table:table-row table:style-name="ro1">
          <table:table-cell office:value-type="string">
            <text:p>expVarProfitMultiplier</text:p>
          </table:table-cell>
          <table:table-cell table:number-columns-repeated="6"/>
        </table:table-row>
        <table:table-row table:style-name="ro1">
          <table:table-cell office:value-type="string">
            <text:p>12/07/2012 17:35:09:819 -0600</text:p>
          </table:table-cell>
          <table:table-cell table:number-columns-repeated="6"/>
        </table:table-row>
        <table:table-row table:style-name="ro1">
          <table:table-cell office:value-type="string">
            <text:p>min-pxcor</text:p>
          </table:table-cell>
          <table:table-cell office:value-type="string">
            <text:p>max-pxcor</text:p>
          </table:table-cell>
          <table:table-cell office:value-type="string">
            <text:p>min-pycor</text:p>
          </table:table-cell>
          <table:table-cell office:value-type="string">
            <text:p>max-pycor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[run number]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rofitMultiplier</text:p>
          </table:table-cell>
          <table:table-cell office:value-type="string">
            <text:p>0.5</text:p>
          </table:table-cell>
          <table:table-cell office:value-type="string">
            <text:p>0.6</text:p>
          </table:table-cell>
          <table:table-cell office:value-type="string">
            <text:p>0.7</text:p>
          </table:table-cell>
          <table:table-cell office:value-type="string">
            <text:p>0.8</text:p>
          </table:table-cell>
          <table:table-cell office:value-type="string">
            <text:p>0.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[reporter]</text:p>
          </table:table-cell>
          <table:table-cell table:number-columns-repeated="6" office:value-type="string">
            <text:p>mean [w] of turtles</text:p>
          </table:table-cell>
        </table:table-row>
        <table:table-row table:style-name="ro1">
          <table:table-cell office:value-type="string">
            <text:p>[final]</text:p>
          </table:table-cell>
          <table:table-cell office:value-type="string">
            <text:p>177533.02</text:p>
          </table:table-cell>
          <table:table-cell office:value-type="string">
            <text:p>183070.09</text:p>
          </table:table-cell>
          <table:table-cell office:value-type="string">
            <text:p>186361.12</text:p>
          </table:table-cell>
          <table:table-cell office:value-type="string">
            <text:p>185807.96</text:p>
          </table:table-cell>
          <table:table-cell office:value-type="string">
            <text:p>184664.83</text:p>
          </table:table-cell>
          <table:table-cell office:value-type="string">
            <text:p>182418.12</text:p>
          </table:table-cell>
        </table:table-row>
        <table:table-row table:style-name="ro1">
          <table:table-cell office:value-type="string">
            <text:p>[min]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[max]</text:p>
          </table:table-cell>
          <table:table-cell office:value-type="string">
            <text:p>177533.02</text:p>
          </table:table-cell>
          <table:table-cell office:value-type="string">
            <text:p>183070.09</text:p>
          </table:table-cell>
          <table:table-cell office:value-type="string">
            <text:p>186361.12</text:p>
          </table:table-cell>
          <table:table-cell office:value-type="string">
            <text:p>185807.96</text:p>
          </table:table-cell>
          <table:table-cell office:value-type="string">
            <text:p>184664.83</text:p>
          </table:table-cell>
          <table:table-cell office:value-type="string">
            <text:p>182418.12</text:p>
          </table:table-cell>
        </table:table-row>
        <table:table-row table:style-name="ro1">
          <table:table-cell office:value-type="string">
            <text:p>[mean]</text:p>
          </table:table-cell>
          <table:table-cell office:value-type="string">
            <text:p>92129.1304</text:p>
          </table:table-cell>
          <table:table-cell office:value-type="float" office:value="94279078">
            <text:p>94279078</text:p>
          </table:table-cell>
          <table:table-cell office:value-type="string">
            <text:p>96243.5172</text:p>
          </table:table-cell>
          <table:table-cell office:value-type="string">
            <text:p>95957.9888</text:p>
          </table:table-cell>
          <table:table-cell office:value-type="string">
            <text:p>95474.64600000001</text:p>
          </table:table-cell>
          <table:table-cell office:value-type="string">
            <text:p>93531.94800000003</text:p>
          </table:table-cell>
        </table:table-row>
        <table:table-row table:style-name="ro1">
          <table:table-cell office:value-type="string">
            <text:p>[steps]</text:p>
          </table:table-cell>
          <table:table-cell table:number-columns-repeated="6" office:value-type="float" office:value="24">
            <text:p>2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[all run data]</text:p>
          </table:table-cell>
          <table:table-cell table:number-columns-repeated="6" office:value-type="string">
            <text:p>mean [w] of turtles</text:p>
          </table:table-cell>
        </table:table-row>
        <table:table-row table:style-name="ro1">
          <table:table-cell/>
          <table:table-cell table:number-columns-repeated="6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7963.45</text:p>
          </table:table-cell>
          <table:table-cell office:value-type="string">
            <text:p>8205.99</text:p>
          </table:table-cell>
          <table:table-cell office:value-type="string">
            <text:p>8440.12</text:p>
          </table:table-cell>
          <table:table-cell office:value-type="string">
            <text:p>8390.89</text:p>
          </table:table-cell>
          <table:table-cell office:value-type="string">
            <text:p>8554.33</text:p>
          </table:table-cell>
          <table:table-cell office:value-type="string">
            <text:p>8218.21</text:p>
          </table:table-cell>
        </table:table-row>
        <table:table-row table:style-name="ro1">
          <table:table-cell/>
          <table:table-cell office:value-type="string">
            <text:p>15711.94</text:p>
          </table:table-cell>
          <table:table-cell office:value-type="string">
            <text:p>16631.37</text:p>
          </table:table-cell>
          <table:table-cell office:value-type="string">
            <text:p>16783.49</text:p>
          </table:table-cell>
          <table:table-cell office:value-type="string">
            <text:p>16906.98</text:p>
          </table:table-cell>
          <table:table-cell office:value-type="string">
            <text:p>16850.95</text:p>
          </table:table-cell>
          <table:table-cell office:value-type="string">
            <text:p>16403.81</text:p>
          </table:table-cell>
        </table:table-row>
        <table:table-row table:style-name="ro1">
          <table:table-cell/>
          <table:table-cell office:value-type="string">
            <text:p>24063.35</text:p>
          </table:table-cell>
          <table:table-cell office:value-type="string">
            <text:p>24787.22</text:p>
          </table:table-cell>
          <table:table-cell office:value-type="string">
            <text:p>25210.67</text:p>
          </table:table-cell>
          <table:table-cell office:value-type="string">
            <text:p>25297.08</text:p>
          </table:table-cell>
          <table:table-cell office:value-type="string">
            <text:p>25477.96</text:p>
          </table:table-cell>
          <table:table-cell office:value-type="string">
            <text:p>24712.2</text:p>
          </table:table-cell>
        </table:table-row>
        <table:table-row table:style-name="ro1">
          <table:table-cell/>
          <table:table-cell office:value-type="string">
            <text:p>31980.9</text:p>
          </table:table-cell>
          <table:table-cell office:value-type="string">
            <text:p>33164.85</text:p>
          </table:table-cell>
          <table:table-cell office:value-type="string">
            <text:p>33348.18</text:p>
          </table:table-cell>
          <table:table-cell office:value-type="string">
            <text:p>33835.69</text:p>
          </table:table-cell>
          <table:table-cell office:value-type="string">
            <text:p>33839.36</text:p>
          </table:table-cell>
          <table:table-cell office:value-type="string">
            <text:p>32819.35</text:p>
          </table:table-cell>
        </table:table-row>
        <table:table-row table:style-name="ro1">
          <table:table-cell/>
          <table:table-cell office:value-type="string">
            <text:p>40062.04</text:p>
          </table:table-cell>
          <table:table-cell office:value-type="string">
            <text:p>41316.13</text:p>
          </table:table-cell>
          <table:table-cell office:value-type="string">
            <text:p>41650.9</text:p>
          </table:table-cell>
          <table:table-cell office:value-type="string">
            <text:p>42278.58</text:p>
          </table:table-cell>
          <table:table-cell office:value-type="string">
            <text:p>42016.14</text:p>
          </table:table-cell>
          <table:table-cell office:value-type="string">
            <text:p>40571.64</text:p>
          </table:table-cell>
        </table:table-row>
        <table:table-row table:style-name="ro1">
          <table:table-cell/>
          <table:table-cell office:value-type="string">
            <text:p>48123.83</text:p>
          </table:table-cell>
          <table:table-cell office:value-type="string">
            <text:p>49129.7</text:p>
          </table:table-cell>
          <table:table-cell office:value-type="string">
            <text:p>49944.92</text:p>
          </table:table-cell>
          <table:table-cell office:value-type="string">
            <text:p>50446.73</text:p>
          </table:table-cell>
          <table:table-cell office:value-type="string">
            <text:p>50065.65</text:p>
          </table:table-cell>
          <table:table-cell office:value-type="string">
            <text:p>48643.56</text:p>
          </table:table-cell>
        </table:table-row>
        <table:table-row table:style-name="ro1">
          <table:table-cell/>
          <table:table-cell office:value-type="string">
            <text:p>56161.87</text:p>
          </table:table-cell>
          <table:table-cell office:value-type="string">
            <text:p>57273.69</text:p>
          </table:table-cell>
          <table:table-cell office:value-type="string">
            <text:p>58287.13</text:p>
          </table:table-cell>
          <table:table-cell office:value-type="string">
            <text:p>58298.26</text:p>
          </table:table-cell>
          <table:table-cell office:value-type="string">
            <text:p>58167.25</text:p>
          </table:table-cell>
          <table:table-cell office:value-type="string">
            <text:p>56658.41</text:p>
          </table:table-cell>
        </table:table-row>
        <table:table-row table:style-name="ro1">
          <table:table-cell/>
          <table:table-cell office:value-type="string">
            <text:p>64060.18</text:p>
          </table:table-cell>
          <table:table-cell office:value-type="string">
            <text:p>65000.98</text:p>
          </table:table-cell>
          <table:table-cell office:value-type="string">
            <text:p>66569.37</text:p>
          </table:table-cell>
          <table:table-cell office:value-type="string">
            <text:p>66172.21</text:p>
          </table:table-cell>
          <table:table-cell office:value-type="string">
            <text:p>66206.25</text:p>
          </table:table-cell>
          <table:table-cell office:value-type="string">
            <text:p>64488.63</text:p>
          </table:table-cell>
        </table:table-row>
        <table:table-row table:style-name="ro1">
          <table:table-cell/>
          <table:table-cell office:value-type="string">
            <text:p>71799.12</text:p>
          </table:table-cell>
          <table:table-cell office:value-type="string">
            <text:p>72814.41</text:p>
          </table:table-cell>
          <table:table-cell office:value-type="string">
            <text:p>74820.04</text:p>
          </table:table-cell>
          <table:table-cell office:value-type="string">
            <text:p>74203.03</text:p>
          </table:table-cell>
          <table:table-cell office:value-type="string">
            <text:p>74203.19</text:p>
          </table:table-cell>
          <table:table-cell office:value-type="string">
            <text:p>72088.84</text:p>
          </table:table-cell>
        </table:table-row>
        <table:table-row table:style-name="ro1">
          <table:table-cell/>
          <table:table-cell office:value-type="string">
            <text:p>79353.33</text:p>
          </table:table-cell>
          <table:table-cell office:value-type="string">
            <text:p>80577.33</text:p>
          </table:table-cell>
          <table:table-cell office:value-type="string">
            <text:p>82646.91</text:p>
          </table:table-cell>
          <table:table-cell office:value-type="string">
            <text:p>82234.18</text:p>
          </table:table-cell>
          <table:table-cell office:value-type="string">
            <text:p>82002.69</text:p>
          </table:table-cell>
          <table:table-cell office:value-type="string">
            <text:p>79819.61</text:p>
          </table:table-cell>
        </table:table-row>
        <table:table-row table:style-name="ro1">
          <table:table-cell/>
          <table:table-cell office:value-type="string">
            <text:p>87020.35</text:p>
          </table:table-cell>
          <table:table-cell office:value-type="string">
            <text:p>88311.04</text:p>
          </table:table-cell>
          <table:table-cell office:value-type="string">
            <text:p>90329.52</text:p>
          </table:table-cell>
          <table:table-cell office:value-type="string">
            <text:p>90101.09</text:p>
          </table:table-cell>
          <table:table-cell office:value-type="string">
            <text:p>89905.9</text:p>
          </table:table-cell>
          <table:table-cell office:value-type="string">
            <text:p>87609.27</text:p>
          </table:table-cell>
        </table:table-row>
        <table:table-row table:style-name="ro1">
          <table:table-cell/>
          <table:table-cell office:value-type="string">
            <text:p>94460.29</text:p>
          </table:table-cell>
          <table:table-cell office:value-type="string">
            <text:p>95743.24</text:p>
          </table:table-cell>
          <table:table-cell office:value-type="string">
            <text:p>98398.98</text:p>
          </table:table-cell>
          <table:table-cell office:value-type="string">
            <text:p>97715.09</text:p>
          </table:table-cell>
          <table:table-cell office:value-type="string">
            <text:p>97436.72</text:p>
          </table:table-cell>
          <table:table-cell office:value-type="string">
            <text:p>95000.8</text:p>
          </table:table-cell>
        </table:table-row>
        <table:table-row table:style-name="ro1">
          <table:table-cell/>
          <table:table-cell office:value-type="string">
            <text:p>101747.99</text:p>
          </table:table-cell>
          <table:table-cell office:value-type="string">
            <text:p>103378.55</text:p>
          </table:table-cell>
          <table:table-cell office:value-type="string">
            <text:p>106076.48</text:p>
          </table:table-cell>
          <table:table-cell office:value-type="string">
            <text:p>105290.41</text:p>
          </table:table-cell>
          <table:table-cell office:value-type="string">
            <text:p>104915.47</text:p>
          </table:table-cell>
          <table:table-cell office:value-type="string">
            <text:p>102447.23</text:p>
          </table:table-cell>
        </table:table-row>
        <table:table-row table:style-name="ro1">
          <table:table-cell/>
          <table:table-cell office:value-type="string">
            <text:p>109028.3</text:p>
          </table:table-cell>
          <table:table-cell office:value-type="string">
            <text:p>110953.93</text:p>
          </table:table-cell>
          <table:table-cell office:value-type="string">
            <text:p>113870.33</text:p>
          </table:table-cell>
          <table:table-cell office:value-type="string">
            <text:p>112684.9</text:p>
          </table:table-cell>
          <table:table-cell office:value-type="string">
            <text:p>112145.17</text:p>
          </table:table-cell>
          <table:table-cell office:value-type="string">
            <text:p>109719.37</text:p>
          </table:table-cell>
        </table:table-row>
        <table:table-row table:style-name="ro1">
          <table:table-cell/>
          <table:table-cell office:value-type="string">
            <text:p>116224.35</text:p>
          </table:table-cell>
          <table:table-cell office:value-type="string">
            <text:p>118564.5</text:p>
          </table:table-cell>
          <table:table-cell office:value-type="string">
            <text:p>121182.8</text:p>
          </table:table-cell>
          <table:table-cell office:value-type="string">
            <text:p>120258.74</text:p>
          </table:table-cell>
          <table:table-cell office:value-type="string">
            <text:p>119518.48</text:p>
          </table:table-cell>
          <table:table-cell office:value-type="string">
            <text:p>117148.19</text:p>
          </table:table-cell>
        </table:table-row>
        <table:table-row table:style-name="ro1">
          <table:table-cell/>
          <table:table-cell office:value-type="string">
            <text:p>123174.89</text:p>
          </table:table-cell>
          <table:table-cell office:value-type="string">
            <text:p>125809.12</text:p>
          </table:table-cell>
          <table:table-cell office:value-type="string">
            <text:p>128637.07</text:p>
          </table:table-cell>
          <table:table-cell office:value-type="string">
            <text:p>127803.79</text:p>
          </table:table-cell>
          <table:table-cell office:value-type="string">
            <text:p>126929.29</text:p>
          </table:table-cell>
          <table:table-cell office:value-type="string">
            <text:p>124489.03</text:p>
          </table:table-cell>
        </table:table-row>
        <table:table-row table:style-name="ro1">
          <table:table-cell/>
          <table:table-cell office:value-type="string">
            <text:p>130154.01</text:p>
          </table:table-cell>
          <table:table-cell office:value-type="string">
            <text:p>132946.87</text:p>
          </table:table-cell>
          <table:table-cell office:value-type="string">
            <text:p>135917.39</text:p>
          </table:table-cell>
          <table:table-cell office:value-type="string">
            <text:p>135247.6</text:p>
          </table:table-cell>
          <table:table-cell office:value-type="string">
            <text:p>134407.03</text:p>
          </table:table-cell>
          <table:table-cell office:value-type="string">
            <text:p>131913.79</text:p>
          </table:table-cell>
        </table:table-row>
        <table:table-row table:style-name="ro1">
          <table:table-cell/>
          <table:table-cell office:value-type="string">
            <text:p>137117.2</text:p>
          </table:table-cell>
          <table:table-cell office:value-type="string">
            <text:p>140185.79</text:p>
          </table:table-cell>
          <table:table-cell office:value-type="string">
            <text:p>143275.3</text:p>
          </table:table-cell>
          <table:table-cell office:value-type="string">
            <text:p>142763.02</text:p>
          </table:table-cell>
          <table:table-cell office:value-type="string">
            <text:p>141743.87</text:p>
          </table:table-cell>
          <table:table-cell office:value-type="string">
            <text:p>139296.32</text:p>
          </table:table-cell>
        </table:table-row>
        <table:table-row table:style-name="ro1">
          <table:table-cell/>
          <table:table-cell office:value-type="string">
            <text:p>143970.75</text:p>
          </table:table-cell>
          <table:table-cell office:value-type="string">
            <text:p>147489.44</text:p>
          </table:table-cell>
          <table:table-cell office:value-type="string">
            <text:p>150307.04</text:p>
          </table:table-cell>
          <table:table-cell office:value-type="string">
            <text:p>150204.87</text:p>
          </table:table-cell>
          <table:table-cell office:value-type="string">
            <text:p>149044.14</text:p>
          </table:table-cell>
          <table:table-cell office:value-type="string">
            <text:p>146350.26</text:p>
          </table:table-cell>
        </table:table-row>
        <table:table-row table:style-name="ro1">
          <table:table-cell/>
          <table:table-cell office:value-type="string">
            <text:p>150747.64</text:p>
          </table:table-cell>
          <table:table-cell office:value-type="string">
            <text:p>154619.3</text:p>
          </table:table-cell>
          <table:table-cell office:value-type="string">
            <text:p>157798.1</text:p>
          </table:table-cell>
          <table:table-cell office:value-type="string">
            <text:p>157773.07</text:p>
          </table:table-cell>
          <table:table-cell office:value-type="string">
            <text:p>156477.64</text:p>
          </table:table-cell>
          <table:table-cell office:value-type="string">
            <text:p>153594.83</text:p>
          </table:table-cell>
        </table:table-row>
        <table:table-row table:style-name="ro1">
          <table:table-cell/>
          <table:table-cell office:value-type="string">
            <text:p>157549.05</text:p>
          </table:table-cell>
          <table:table-cell office:value-type="string">
            <text:p>161947.92</text:p>
          </table:table-cell>
          <table:table-cell office:value-type="string">
            <text:p>164912.24</text:p>
          </table:table-cell>
          <table:table-cell office:value-type="string">
            <text:p>164684.75</text:p>
          </table:table-cell>
          <table:table-cell office:value-type="string">
            <text:p>163660.96</text:p>
          </table:table-cell>
          <table:table-cell office:value-type="string">
            <text:p>160814.11</text:p>
          </table:table-cell>
        </table:table-row>
        <table:table-row table:style-name="ro1">
          <table:table-cell/>
          <table:table-cell office:value-type="string">
            <text:p>164275.46</text:p>
          </table:table-cell>
          <table:table-cell office:value-type="string">
            <text:p>168983.57</text:p>
          </table:table-cell>
          <table:table-cell office:value-type="string">
            <text:p>172175.28</text:p>
          </table:table-cell>
          <table:table-cell office:value-type="string">
            <text:p>171942.48</text:p>
          </table:table-cell>
          <table:table-cell office:value-type="string">
            <text:p>170843.61</text:p>
          </table:table-cell>
          <table:table-cell office:value-type="string">
            <text:p>167956.45</text:p>
          </table:table-cell>
        </table:table-row>
        <table:table-row table:style-name="ro1">
          <table:table-cell/>
          <table:table-cell office:value-type="string">
            <text:p>170944.95</text:p>
          </table:table-cell>
          <table:table-cell office:value-type="string">
            <text:p>176071.92</text:p>
          </table:table-cell>
          <table:table-cell office:value-type="string">
            <text:p>179144.55</text:p>
          </table:table-cell>
          <table:table-cell office:value-type="string">
            <text:p>178608.32</text:p>
          </table:table-cell>
          <table:table-cell office:value-type="string">
            <text:p>177789.27</text:p>
          </table:table-cell>
          <table:table-cell office:value-type="string">
            <text:p>175116.67</text:p>
          </table:table-cell>
        </table:table-row>
        <table:table-row table:style-name="ro1">
          <table:table-cell/>
          <table:table-cell office:value-type="string">
            <text:p>177533.02</text:p>
          </table:table-cell>
          <table:table-cell office:value-type="string">
            <text:p>183070.09</text:p>
          </table:table-cell>
          <table:table-cell office:value-type="string">
            <text:p>186361.12</text:p>
          </table:table-cell>
          <table:table-cell office:value-type="string">
            <text:p>185807.96</text:p>
          </table:table-cell>
          <table:table-cell office:value-type="string">
            <text:p>184664.83</text:p>
          </table:table-cell>
          <table:table-cell office:value-type="string">
            <text:p>182418.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7">07/12/2012</text:date>, <text:time>17:3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7T17:39:14.39</dc:date>
    <dc:creator>Alan Calderon Castro</dc:creator>
    <meta:document-statistic meta:table-count="1" meta:cell-count="225" meta:object-count="0"/>
    <meta:generator>LibreOffice/3.4$Win32 LibreOffice_project/340m1$Build-302</meta:generator>
  </office:meta>
</office:document-meta>
</file>